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nnotationMetadata.get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equals( @ Nullable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nnotationMetadata.getAnnotatedMethods( String annota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AnnotationMetadata.getEnclosing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is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is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i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getMemberClas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isIndepe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getInterfac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SimpleAnnotationMetadata( String className , int access , @ Nullable String enclosingClassName , @ Nullable String superClassName , boolean independentInnerClass , Set &lt; String &gt; interfaceNames , Set &lt; String &gt; memberClassNames , Set &lt; MethodMetadata &gt; declaredMethods , MergedAnnotations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AnnotationMetadata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getSup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.getAnnotation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AnnotationMetadata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